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urdamente, Bizarramente, Caóticamente, Demente, Excéntricamente, Frenéticamente, Grotescamente, Hiperbólicamente, Ilógicamente, Jocosamente, Kilométricamente, Lúdicamente, Malabarísticamente, Nonsensicamente, Ostentosamente, Psicodélicamente, Quimericamente, Ridículamente, Surrealmente, Trasnochadamente, Utópicamente, Vagamente, Wtfmente, Xilofónicamente, Yóloicamente, Zigzagueantemente, Alocadamente, Bamboléantemente, Caleidoscópicamente, Delirantemente, Embrujadamente, Fantasmagóricamente, Galácticamente, Hipnóticamente, Incógnitamente, Jugueteantemente, Kafkianamente, Locuazmente, Multiversalmente, Nebulosamente, Oníricamente, Psicopáticamente, Quasarmente, Retorcídamente, Sinápticamente, Trepidantemente, Ufologicamente, Vortexialmente, Whimsicamente, Xanaduianamente, Yoyóicamente, Zenitalmente, Absurdamente, Bizarramente, Caóticamente, Demente, Excéntricamente, Frenéticamente, Grotescamente, Hiperbólicamente, Ilógicamente, Jocosamente, Kilométricamente, Lúdicamente, Malabarísticamente, Nonsensicamente, Ostentosamente, Psicodélicamente, Quimericamente, Ridículamente, Surrealmente, Trasnochadamente, Utópicamente, Vagamente, Wtfmente, Xilofónicamente, Yóloicamente, Zigzagueantemente, Alocadamente, Bamboléantemente, Caleidoscópicamente, Delirantemente, Embrujadamente, Fantasmagóricamente, Galácticamente, Hipnóticamente, Incógnitamente, Jugueteantemente, Kafkianamente, Locuazmente, Multiversalmente, Nebulosamente, Oníricamente, Psicopáticamente, Quasarmente, Retorcídamente, Sinápticamente, Trepidantemente, Ufologicamente, Vortexialmente, Whimsicamente, Xanaduianamente, Yoyóicamente, Zenitalm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2:48.936596297</meta:creation-date>
    <dc:date>2023-12-10T19:52:56.223491981</dc:date>
    <meta:editing-duration>PT8S</meta:editing-duration>
    <meta:editing-cycles>1</meta:editing-cycles>
    <meta:document-statistic meta:table-count="0" meta:image-count="0" meta:object-count="0" meta:page-count="1" meta:paragraph-count="1" meta:word-count="104" meta:character-count="1624" meta:non-whitespace-character-count="1521"/>
    <meta:generator>LibreOffice/7.3.7.2$Linux_X86_64 LibreOffice_project/30$Build-2</meta:generator>
  </office:meta>
</office:document-meta>
</file>